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0月5日至109年10月1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824" calcext:value-type="float" table:number-columns-spanned="2" table:number-rows-spanned="1">
            <text:p><text:s/>824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824" calcext:value-type="float" table:number-columns-spanned="2" table:number-rows-spanned="1">
            <text:p><text:s/>824 </text:p>
          </table:table-cell>
          <table:covered-table-cell table:style-name="ce49"/>
          <table:table-cell table:style-name="ce8" office:value-type="float" office:value="108" calcext:value-type="float" table:number-columns-spanned="2" table:number-rows-spanned="1">
            <text:p><text:s/>10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18"/>
          <table:table-cell table:style-name="ce17" office:value-type="float" office:value="145.45" calcext:value-type="float" table:number-columns-spanned="2" table:number-rows-spanned="1">
            <text:p>145.45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3.33" calcext:value-type="float" table:number-columns-spanned="2" table:number-rows-spanned="1">
            <text:p>133.3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0 月 1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00/00/00</text:date>, <text:time style:data-style-name="N2" text:time-value="14:17:39.20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0-14T14:19:39.517000000</dc:date>
    <meta:editing-duration>PT6H34M37S</meta:editing-duration>
    <meta:editing-cycles>210</meta:editing-cycles>
    <meta:document-statistic meta:table-count="1" meta:cell-count="39" meta:object-count="0"/>
  </office:meta>
</office:document-meta>
</file>